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PCA (with 5 components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lassifie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ime (in seconds)</text:p>
          </table:table-cell>
        </table:table-row>
        <table:table-row table:style-name="ro1">
          <table:table-cell office:value-type="string" calcext:value-type="string">
            <text:p>SVM-Linear kernel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71" calcext:value-type="float">
            <text:p>0.971</text:p>
          </table:table-cell>
          <table:table-cell office:value-type="float" office:value="0.3223" calcext:value-type="float">
            <text:p>0.3223</text:p>
          </table:table-cell>
        </table:table-row>
        <table:table-row table:style-name="ro1">
          <table:table-cell office:value-type="string" calcext:value-type="string">
            <text:p>SVM- RBF Kernel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19" calcext:value-type="float">
            <text:p>0.919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2" office:value-type="float" office:value="0.973" calcext:value-type="float">
            <text:p>0.973</text:p>
          </table:table-cell>
          <table:table-cell office:value-type="float" office:value="0.986" calcext:value-type="float">
            <text:p>0.986</text:p>
          </table:table-cell>
          <table:table-cell office:value-type="float" office:value="10.474" calcext:value-type="float">
            <text:p>10.47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963" calcext:value-type="float">
            <text:p>0.96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" calcext:value-type="float">
            <text:p>0.97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t-SNE (2 features)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ime (in seconds)</text:p>
          </table:table-cell>
        </table:table-row>
        <table:table-row table:style-name="ro1">
          <table:table-cell office:value-type="string" calcext:value-type="string">
            <text:p>SVM-Linear kernel</text:p>
          </table:table-cell>
          <table:table-cell office:value-type="float" office:value="0.958" calcext:value-type="float">
            <text:p>0.95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86" calcext:value-type="float">
            <text:p>0.986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string" calcext:value-type="string">
            <text:p>SVM- RBF Kernel</text:p>
          </table:table-cell>
          <table:table-cell office:value-type="float" office:value="0.832" calcext:value-type="float">
            <text:p>0.832</text:p>
          </table:table-cell>
          <table:table-cell office:value-type="float" office:value="0.804" calcext:value-type="float">
            <text:p>0.804</text:p>
          </table:table-cell>
          <table:table-cell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96" calcext:value-type="float">
            <text:p>0.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66" calcext:value-type="float">
            <text:p>0.966</text:p>
          </table:table-cell>
          <table:table-cell office:value-type="float" office:value="11.271" calcext:value-type="float">
            <text:p>11.271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7" calcext:value-type="float">
            <text:p>0.977</text:p>
          </table:table-cell>
          <table:table-cell office:value-type="float" office:value="0.992" calcext:value-type="float">
            <text:p>0.992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Normal given features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ime (in seconds)</text:p>
          </table:table-cell>
        </table:table-row>
        <table:table-row table:style-name="ro1">
          <table:table-cell office:value-type="string" calcext:value-type="string">
            <text:p>SVM-Linear kernel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1" calcext:value-type="float">
            <text:p>0.981</text:p>
          </table:table-cell>
          <table:table-cell office:value-type="float" office:value="0.992" calcext:value-type="float">
            <text:p>0.992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string" calcext:value-type="string">
            <text:p>SVM- RBF Kernel</text:p>
          </table:table-cell>
          <table:table-cell office:value-type="float" office:value="0.945" calcext:value-type="float">
            <text:p>0.945</text:p>
          </table:table-cell>
          <table:table-cell office:value-type="float" office:value="1" calcext:value-type="float">
            <text:p>1</text:p>
          </table:table-cell>
          <table:table-cell office:value-type="float" office:value="0.919" calcext:value-type="float">
            <text:p>0.919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96" calcext:value-type="float">
            <text:p>0.96</text:p>
          </table:table-cell>
          <table:table-cell office:value-type="float" office:value="0.944" calcext:value-type="float">
            <text:p>0.944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1" calcext:value-type="float">
            <text:p>0.981</text:p>
          </table:table-cell>
          <table:table-cell office:value-type="float" office:value="0.335" calcext:value-type="float">
            <text:p>0.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1:38:45.986607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7:10:02.342865351</meta:creation-date>
    <dc:date>2019-12-02T11:49:55.392722989</dc:date>
    <meta:editing-duration>PT18M14S</meta:editing-duration>
    <meta:editing-cycles>3</meta:editing-cycles>
    <meta:generator>LibreOffice/6.0.7.3$Linux_X86_64 LibreOffice_project/00m0$Build-3</meta:generator>
    <meta:document-statistic meta:table-count="1" meta:cell-count="76" meta:object-count="0"/>
  </office:meta>
</office:document-meta>
</file>